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15.2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2.012cm"/>
    </style:style>
    <style:style style:name="co6" style:family="table-column">
      <style:table-column-properties fo:break-before="auto" style:column-width="11.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1.078cm" fo:break-before="auto" style:use-optimal-row-height="true"/>
    </style:style>
    <style:style style:name="ro8" style:family="table-row">
      <style:table-row-properties style:row-height="1.762cm" fo:break-before="auto" style:use-optimal-row-height="true"/>
    </style:style>
    <style:style style:name="ro9" style:family="table-row">
      <style:table-row-properties style:row-height="1.184cm" fo:break-before="auto" style:use-optimal-row-height="true"/>
    </style:style>
    <style:style style:name="ro10" style:family="table-row">
      <style:table-row-properties style:row-height="1.42cm" fo:break-before="auto" style:use-optimal-row-height="true"/>
    </style:style>
    <style:style style:name="ro11" style:family="table-row">
      <style:table-row-properties style:row-height="7.213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2.79cm" fo:break-before="auto" style:use-optimal-row-height="true"/>
    </style:style>
    <style:style style:name="ro14" style:family="table-row">
      <style:table-row-properties style:row-height="3.711cm" fo:break-before="auto" style:use-optimal-row-height="true"/>
    </style:style>
    <style:style style:name="ro15" style:family="table-row">
      <style:table-row-properties style:row-height="9.398cm" fo:break-before="auto" style:use-optimal-row-height="true"/>
    </style:style>
    <style:style style:name="ro16" style:family="table-row">
      <style:table-row-properties style:row-height="4.316cm" fo:break-before="auto" style:use-optimal-row-height="true"/>
    </style:style>
    <style:style style:name="ro17" style:family="table-row">
      <style:table-row-properties style:row-height="6.555cm" fo:break-before="auto" style:use-optimal-row-height="true"/>
    </style:style>
    <style:style style:name="ro18" style:family="table-row">
      <style:table-row-properties style:row-height="5.186cm" fo:break-before="auto" style:use-optimal-row-height="true"/>
    </style:style>
    <style:style style:name="ro19" style:family="table-row">
      <style:table-row-properties style:row-height="9.056cm" fo:break-before="auto" style:use-optimal-row-height="true"/>
    </style:style>
    <style:style style:name="ro20" style:family="table-row">
      <style:table-row-properties style:row-height="5.87cm" fo:break-before="auto" style:use-optimal-row-height="true"/>
    </style:style>
    <style:style style:name="ro21" style:family="table-row">
      <style:table-row-properties style:row-height="4.817cm" fo:break-before="auto" style:use-optimal-row-height="true"/>
    </style:style>
    <style:style style:name="ro22" style:family="table-row">
      <style:table-row-properties style:row-height="0.467cm" fo:break-before="auto" style:use-optimal-row-height="true"/>
    </style:style>
    <style:style style:name="ro23" style:family="table-row">
      <style:table-row-properties style:row-height="2.106cm" fo:break-before="auto" style:use-optimal-row-height="true"/>
    </style:style>
    <style:style style:name="ro24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wrap-option="wrap" fo:border="0.06pt solid #000000" style:vertical-align="top"/>
    </style:style>
    <style:style style:name="ce3" style:family="table-cell" style:parent-style-name="Default">
      <style:table-cell-properties fo:background-color="transparent" fo:wrap-option="wrap" fo:border="0.06pt solid #000000" style:vertical-align="top"/>
    </style:style>
    <style:style style:name="ce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7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background-color="#ffffd7" fo:wrap-option="wrap" fo:border="0.06pt solid #000000"/>
    </style:style>
    <style:style style:name="ce25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9pt" style:font-size-asian="9pt" style:font-size-complex="9pt"/>
    </style:style>
    <style:style style:name="ce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46464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85c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37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1pt" style:font-size-asian="11pt" style:font-size-complex="11pt"/>
    </style:style>
    <style:style style:name="ce5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5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6" style:family="text">
      <style:text-properties style:font-style-complex="normal" fo:color="#b75300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/>
    </style:style>
    <style:style style:name="T7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000000"/>
    </style:style>
    <style:style style:name="T8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996600"/>
    </style:style>
    <style:style style:name="T9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/>
    </style:style>
    <style:style style:name="T10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b75300"/>
    </style:style>
    <style:style style:name="T11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000000"/>
    </style:style>
    <style:style style:name="T1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646464"/>
    </style:style>
    <style:style style:name="T14" style:family="text">
      <style:text-properties fo:color="#646464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646464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1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512da8"/>
    </style:style>
    <style:style style:name="T2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21" style:family="text">
      <style:text-properties fo:color="#6666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style:use-window-font-color="true"/>
    </style:style>
    <style:style style:name="T2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b47804"/>
    </style:style>
    <style:style style:name="T2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55308d"/>
    </style:style>
    <style:style style:name="T2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style:use-window-font-color="true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2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2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2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3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3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3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3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3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b753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3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47804"/>
    </style:style>
    <style:style style:name="T36" style:family="text">
      <style:text-properties fo:color="#468a1a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85c00"/>
    </style:style>
    <style:style style:name="T38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4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d281e"/>
    </style:style>
    <style:style style:name="T4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style:use-window-font-color="true"/>
    </style:style>
    <style:style style:name="T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666666"/>
    </style:style>
    <style:style style:name="T4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85c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style:use-window-font-color="true"/>
    </style:style>
    <style:style style:name="T4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47804"/>
    </style:style>
    <style:style style:name="T47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8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85c00"/>
    </style:style>
    <style:style style:name="T4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5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47804"/>
    </style:style>
    <style:style style:name="T51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800080"/>
    </style:style>
    <style:style style:name="T5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85c00"/>
    </style:style>
    <style:style style:name="T5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85c00"/>
    </style:style>
    <style:style style:name="T5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85c00"/>
    </style:style>
    <style:style style:name="T56" style:family="text">
      <style:text-properties fo:color="#b85c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7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47804"/>
    </style:style>
    <style:style style:name="T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60" style:family="text">
      <style:text-properties fo:color="#b75300"/>
    </style:style>
    <style:style style:name="T61" style:family="text">
      <style:text-properties fo:color="#b47804"/>
    </style:style>
    <style:style style:name="T62" style:family="text">
      <style:text-properties fo:color="#127622"/>
    </style:style>
    <style:style style:name="T63" style:family="text">
      <style:text-properties fo:color="#55308d"/>
    </style:style>
    <style:style style:name="T64" style:family="text">
      <style:text-properties fo:color="#800080"/>
    </style:style>
    <style:style style:name="T6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1584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6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6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c9211e"/>
    </style:style>
    <style:style style:name="T69" style:family="text">
      <style:text-properties fo:color="#c9211e"/>
    </style:style>
    <style:style style:name="T70" style:family="text">
      <style:text-properties fo:color="#c9211e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7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158466"/>
    </style:style>
    <style:style style:name="T73" style:family="text">
      <style:text-properties fo:color="#158466"/>
    </style:style>
    <style:style style:name="T74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9211e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76" style:family="text">
      <style:text-properties fo:color="#158466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78" style:family="text">
      <style:text-properties fo:color="#158466" fo:font-weight="bold" style:font-weight-asian="bold" style:font-weight-complex="bold"/>
    </style:style>
    <style:style style:name="T79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style:font-name="JetBrai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/>
    </style:style>
    <style:style style:name="T83" style:family="text">
      <style:text-properties style:font-name-asian="Noto Sans CJK SC" fo:color="#c9211e" fo:font-size="10pt" fo:font-weight="normal" style:text-underline-style="none" style:text-underline-color="font-color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84" style:family="text">
      <style:text-properties style:text-line-through-type="none" style:use-window-font-color="tru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underline-style="none" style:text-underline-color="font-color" fo:font-weight="normal" fo:font-size="10pt" style:font-name-complex="Lohit Devanagari"/>
    </style:style>
    <style:style style:name="T85" style:family="text">
      <style:text-properties style:text-line-through-type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underline-style="none" style:text-underline-color="font-color" fo:font-weight="normal" fo:font-size="10pt" style:font-name-complex="Lohit Devanagari" fo:color="#b75300"/>
    </style:style>
    <style:style style:name="T86" style:family="text">
      <style:text-properties style:text-line-through-type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underline-style="none" style:text-underline-color="font-color" fo:font-weight="normal" fo:font-size="10pt" style:font-name-complex="Lohit Devanagari" style:use-window-font-color="true"/>
    </style:style>
    <style:style style:name="T87" style:family="text">
      <style:text-properties style:font-name-asian="Noto Sans CJK SC" style:use-window-font-color="tru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-complex="Lohit Devanagari" style:font-name="Liberation Sans" style:language-asian="zh" style:country-asian="CN" fo:language="ru" fo:country="RU" style:text-line-through-mode="continuous" fo:text-shadow="none" style:text-outline="false" fo:font-style="normal" style:text-underline-style="none" style:text-underline-color="font-color" fo:font-weight="normal" fo:font-size="10pt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Principles" table:style-name="ta1">
        <table:table-column table:style-name="co1" table:default-cell-style-name="ce25"/>
        <table:table-column table:style-name="co2" table:default-cell-style-name="ce25"/>
        <table:table-column table:style-name="co3" table:number-columns-repeated="1022" table:default-cell-style-name="ce25"/>
        <table:table-row table:style-name="ro1">
          <table:table-cell table:style-name="ce1" office:value-type="string" calcext:value-type="string">
            <text:p>Объектно-ориентированное программирование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3" office:value-type="string" calcext:value-type="string">
            <text:p>Абстракция данных</text:p>
          </table:table-cell>
          <table:table-cell table:style-name="ce3" office:value-type="string" calcext:value-type="string">
            <text:p>Абстрагирование означает <text:span text:style-name="T1">выделение значимой информации и исключение из рассмотрения незначимой</text:span>. </text:p>
            <text:p>В ООП рассматривают лишь абстракцию данных (нередко называя её просто «абстракцией»), подразумевая набор наиболее значимых характеристик объекта, доступных остальной программе.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Инкапсуляция</text:p>
          </table:table-cell>
          <table:table-cell table:style-name="ce3" office:value-type="string" calcext:value-type="string">
            <text:p>свойство системы, позволяющее <text:span text:style-name="T1">объединить данные и методы, работающие с ними, в классе. </text:span></text:p>
            <text:p>Одни языки (например, C++, Java или Ruby) <text:span text:style-name="T1">отождествляют инкапсуляцию с сокрытием,</text:span> но другие (Smalltalk, Eiffel, OCaml) различают эти понятия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Наследование</text:p>
          </table:table-cell>
          <table:table-cell table:style-name="ce3" office:value-type="string" calcext:value-type="string">
            <text:p>свойство системы, позволяющее<text:span text:style-name="T1"> описать новый класс на основе уже существующего с частично или полностью заимствованной функциональностью. </text:span></text:p>
            <text:p>Класс, от которого производится наследование, называется базовым, родительским или суперклассом. Новый класс — потомком, наследником, дочерним или производным классом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Полиморфизм</text:p>
          </table:table-cell>
          <table:table-cell table:style-name="ce3" office:value-type="string" calcext:value-type="string">
            <text:p>Полиморфизм подтипов — свойство системы, позволяющее <text:span text:style-name="T1">использовать объекты с одинаковым интерфейсом без информации о типе и внутренней структуре объекта</text:span>.</text:p>
          </table:table-cell>
          <table:table-cell table:number-columns-repeated="1022"/>
        </table:table-row>
        <table:table-row table:style-name="ro1" table:number-rows-repeated="3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ООП SOLID</text:p>
          </table:table-cell>
          <table:table-cell table:style-name="ce1"/>
          <table:table-cell table:number-columns-repeated="1022"/>
        </table:table-row>
        <table:table-row table:style-name="ro5">
          <table:table-cell table:style-name="ce4" office:value-type="string" calcext:value-type="string">
            <text:p>S single responsibility principle</text:p>
          </table:table-cell>
          <table:table-cell table:style-name="ce4" office:value-type="string" calcext:value-type="string">
            <text:p>Для каждого класса должно быть определено<text:span text:style-name="T1"> единственное назначение</text:span>. </text:p>
            <text:p>Все ресурсы, необходимые для его осуществления, должны быть инкапсулированы в этот класс и подчинены только этой задаче.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O open–closed principle</text:p>
          </table:table-cell>
          <table:table-cell table:style-name="ce4" office:value-type="string" calcext:value-type="string">
            <text:p>программные сущности … должны быть <text:span text:style-name="T1">открыты для расширения, но закрыты для модификации</text:span>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L Liskov substitution principle</text:p>
          </table:table-cell>
          <table:table-cell table:style-name="ce4" office:value-type="string" calcext:value-type="string">
            <text:p><text:span text:style-name="T1">Объекты в программе должны быть заменяемыми на экземпляры их подтипов</text:span> без изменения правильности выполнения программы.</text:p>
            <text:p/>
            <text:p>Производный класс должен быть взаимозаменяем с родительским классом. 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I interface segregation principle</text:p>
          </table:table-cell>
          <table:table-cell table:style-name="ce4" office:value-type="string" calcext:value-type="string">
            <text:p><text:span text:style-name="T1">много интерфейсов, специально предназначенных для клиентов, </text:span>лучше, чем один интерфейс общего назначения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D dependency inversion principle</text:p>
          </table:table-cell>
          <table:table-cell table:style-name="ce4" office:value-type="string" calcext:value-type="string">
            <text:p><text:span text:style-name="T1">Зависимость на Абстракциях. Нет зависимости на что-то конкретное</text:span></text:p>
            <text:p>Низшие модули не должны зависеть от более высоких.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QL Transactions - ACID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7" office:value-type="string" calcext:value-type="string">
            <text:p>Atomicity — Атомарность</text:p>
          </table:table-cell>
          <table:table-cell table:style-name="ce7"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Consistency — Согласованность</text:p>
          </table:table-cell>
          <table:table-cell table:style-name="ce7"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Isolation — Изолированность</text:p>
          </table:table-cell>
          <table:table-cell table:style-name="ce7"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Durability — Прочность</text:p>
          </table:table-cell>
          <table:table-cell table:style-name="ce7"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 table:number-rows-repeated="27">
          <table:table-cell table:style-name="ce7" table:number-columns-repeated="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tructures" table:style-name="ta1">
        <table:table-column table:style-name="co4" table:default-cell-style-name="ce22"/>
        <table:table-column table:style-name="co5" table:default-cell-style-name="ce22"/>
        <table:table-column table:style-name="co3" table:number-columns-repeated="1022" table:default-cell-style-name="ce22"/>
        <table:table-row table:style-name="ro1">
          <table:table-cell table:style-name="ce9" office:value-type="string" calcext:value-type="string">
            <text:p>Стэк</text:p>
          </table:table-cell>
          <table:table-cell table:style-name="ce9"/>
          <table:table-cell table:number-columns-repeated="1022"/>
        </table:table-row>
        <table:table-row table:style-name="ro6">
          <table:table-cell table:style-name="ce11" office:value-type="string" calcext:value-type="string">
            <text:p>LIFO (“Last in – first out”)</text:p>
          </table:table-cell>
          <table:table-cell table:style-name="ce11" office:value-type="string" calcext:value-type="string">
            <text:p>Принцип стопки тарелок.</text:p>
            <text:p>Последний сверху - первый на выход.</text:p>
          </table:table-cell>
          <table:table-cell table:number-columns-repeated="1022"/>
        </table:table-row>
        <table:table-row table:style-name="ro7">
          <table:table-cell table:style-name="ce11" office:value-type="string" calcext:value-type="string">
            <text:p>PUSH</text:p>
            <text:p/>
            <text:p/>
          </table:table-cell>
          <table:table-cell table:style-name="ce11" office:value-type="string" calcext:value-type="string">
            <text:p>кладёт элемент на вершину стека</text:p>
          </table:table-cell>
          <table:table-cell table:number-columns-repeated="1022"/>
        </table:table-row>
        <table:table-row table:style-name="ro6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снимает элемент с вершины стека, перемещая вершину к следующему элементу</text:p>
          </table:table-cell>
          <table:table-cell table:number-columns-repeated="1022"/>
        </table:table-row>
        <table:table-row table:style-name="ro1" table:number-rows-repeated="3">
          <table:table-cell table:style-name="ce11" table:number-columns-repeated="2"/>
          <table:table-cell table:number-columns-repeated="1022"/>
        </table:table-row>
        <table:table-row table:style-name="ro8">
          <table:table-cell table:style-name="ce9" office:value-type="string" calcext:value-type="string">
            <text:p>Связный список</text:p>
            <text:p><text:a xlink:href="https://intuit.ru/studies/curriculums/19752/courses/539/lecture/12151?page=2" xlink:type="simple">https://intuit.ru/studies/curriculums/19752/courses/539/lecture/12151?page=2</text:a></text:p>
          </table:table-cell>
          <table:table-cell table:style-name="ce9" office:value-type="string" calcext:value-type="string">
            <text:p>Обычно подразумевает <text:span text:style-name="T1">как класс ноды с 2-3</text:span> атрибутами - значнеие, ссылка на следующий, ссылка на предыдущий.</text:p>
            <text:p><text:span text:style-name="T1">Так и класс с общей инофй</text:span>: ссылка на первый элемент, последний, текущий, число элементов.</text:p>
            <text:p/>
          </table:table-cell>
          <table:table-cell table:number-columns-repeated="1022"/>
        </table:table-row>
        <table:table-row table:style-name="ro9">
          <table:table-cell table:style-name="ce11" office:value-type="string" calcext:value-type="string">
            <text:p>Вставка в позицию курсора <text:s/>put_right, put_left <text:s/></text:p>
          </table:table-cell>
          <table:table-cell table:style-name="ce11" office:value-type="string" calcext:value-type="string">
            <text:p>O(1)  </text:p>
            <text:p><text:span text:style-name="T65">Для операции слева от курсора сложность О(1) требует атрибута previous</text:span></text:p>
          </table:table-cell>
          <table:table-cell table:number-columns-repeated="1022"/>
        </table:table-row>
        <table:table-row table:style-name="ro6">
          <table:table-cell table:style-name="ce11" office:value-type="string" calcext:value-type="string">
            <text:p>Удаление в позиции курсора <text:s/>remove_right, remove <text:s/></text:p>
          </table:table-cell>
          <table:table-cell table:style-name="ce11" office:value-type="string" calcext:value-type="string">
            <text:p>O(1)  </text:p>
            <text:p>remove_left имеет сложность O(n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Передвинуть курсор к первому элементу <text:s/>start <text:s/></text:p>
          </table:table-cell>
          <table:table-cell table:style-name="ce11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Передвинуть курсор к последнему элементу <text:s/>finish <text:s/>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Передвинуть курсор на шаг вправо <text:s/>forth</text:p>
          </table:table-cell>
          <table:table-cell table:style-name="ce11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Передвинуть курсор на шаг влево <text:s/>back <text:s/>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Вставка в конец, если курсора там нет <text:s/>extend 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Поиск <text:s/>search, has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Обращение <text:s/>reverse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 table:number-rows-repeated="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Линейная скорость вычислений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5" office:value-type="string" calcext:value-type="string">
            <text:p>О(n)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0">
          <table:table-cell table:style-name="ce16" office:value-type="string" calcext:value-type="string">
            <text:p><text:span text:style-name="T2">Бинарный поиск</text:span></text:p>
            <text:p><text:span text:style-name="T3">O(log </text:span><text:span text:style-name="T4">2</text:span><text:span text:style-name="T5"> n)</text:span></text:p>
          </table:table-cell>
          <table:table-cell table:style-name="ce16" office:value-type="string" calcext:value-type="string">
            <text:p>Делим массив пополам</text:p>
            <text:p>сравниваем искомое число с серединой </text:p>
            <text:p>- понимаем, в какой половине искомое число.</text:p>
            <text:p>Берём эту половину, делим её пополам и т. д.</text:p>
          </table:table-cell>
          <table:table-cell table:number-columns-repeated="1022"/>
        </table:table-row>
        <table:table-row table:style-name="ro11">
          <table:table-cell table:style-name="ce17" office:value-type="string" calcext:value-type="string">
            <text:p><text:span text:style-name="T6">def</text:span><text:span text:style-name="T7"> </text:span><text:span text:style-name="T8">binary_search</text:span><text:span text:style-name="T7">(list1, low, high, n):  </text:span></text:p>
            <text:p><text:span text:style-name="T9">  </text:span><text:span text:style-name="T10"> if</text:span><text:span text:style-name="T11"> low  n:  </text:span></text:p>
            <text:p><text:span text:style-name="T9">         </text:span><text:span text:style-name="T10">return</text:span><text:span text:style-name="T11"> binary_search(list1, low, mid - 1, n)  </text:span></text:p>
            <text:p><text:span text:style-name="T12"> </text:span></text:p>
            <text:p><text:span text:style-name="T12">      </text:span><text:span text:style-name="T13"># Else the search moves to the right sublist1 </text:span></text:p>
            <text:p><text:span text:style-name="T9">      </text:span><text:span text:style-name="T10">else</text:span><text:span text:style-name="T11">:  </text:span></text:p>
            <text:p><text:span text:style-name="T9">         </text:span><text:span text:style-name="T10">return</text:span><text:span text:style-name="T11"> binary_search(list1, mid + 1, high, n)  </text:span></text:p>
            <text:p><text:span text:style-name="T12"> </text:span></text:p>
            <text:p><text:span text:style-name="T9">   </text:span><text:span text:style-name="T10">else</text:span><text:span text:style-name="T11">:  </text:span></text:p>
            <text:p><text:span text:style-name="T12">      # Element is not available in the list1 </text:span></text:p>
            <text:p><text:span text:style-name="T9">      </text:span><text:span text:style-name="T10">return</text:span><text:span text:style-name="T11"> -1 </text:span></text:p>
            <text:p><text:span text:style-name="T12"> </text:span></text:p>
            <text:p><text:span text:style-name="T14"># Test list1ay  </text:span></text:p>
            <text:p><text:span text:style-name="T12">list1 = [12, 24, 32, 39, 45, 50, 54] </text:span></text:p>
            <text:p><text:span text:style-name="T12">n = 32 </text:span></text:p>
            <text:p/>
          </table:table-cell>
          <table:table-cell table:style-name="ce18" office:value-type="string" calcext:value-type="string">
            <text:p># Python program for recursive binary search. </text:p>
            <text:p># Returns index position of n in list1 if present, otherwise -1 </text:p>
          </table:table-cell>
          <table:table-cell table:number-columns-repeated="1022"/>
        </table:table-row>
        <table:table-row table:style-name="ro12">
          <table:table-cell table:style-name="ce18" office:value-type="string" calcext:value-type="string">
            <text:p><text:span text:style-name="T15"> # Function call </text:span><text:span text:style-name="T16"> </text:span></text:p>
            <text:p><text:span text:style-name="T2">res = binary_search(list1, 0, len(list1)-1, n)  </text:span></text:p>
            <text:p><text:span text:style-name="T2"> </text:span></text:p>
            <text:p><text:span text:style-name="T17">if</text:span><text:span text:style-name="T16"> res != -1:  </text:span></text:p>
            <text:p><text:span text:style-name="T18">   </text:span><text:span text:style-name="T19">print</text:span><text:span text:style-name="T20">("Element is present at index", str(res)) </text:span></text:p>
            <text:p><text:span text:style-name="T17">else</text:span><text:span text:style-name="T16">:  </text:span></text:p>
            <text:p><text:span text:style-name="T18">   </text:span><text:span text:style-name="T19">print</text:span><text:span text:style-name="T20">("Element is not present in list1") </text:span>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8"/>
          <table:table-cell table:style-name="ce19"/>
          <table:table-cell table:number-columns-repeated="1022"/>
        </table:table-row>
        <table:table-row table:style-name="ro1">
          <table:table-cell table:style-name="ce31" office:value-type="string" calcext:value-type="string">
            <text:p>Массивы против списков</text:p>
          </table:table-cell>
          <table:table-cell table:style-name="ce37"/>
          <table:table-cell table:number-columns-repeated="1022"/>
        </table:table-row>
        <table:table-row table:style-name="ro1">
          <table:table-cell table:style-name="ce15" office:value-type="string" calcext:value-type="string">
            <text:p>ЧТЕНИЕ</text:p>
          </table:table-cell>
          <table:table-cell table:style-name="ce15" office:value-type="string" calcext:value-type="string">
            <text:p><text:span text:style-name="T66">Массивы O(1) </text:span><text:span text:style-name="T67"> - </text:span><text:span text:style-name="T68">Списки O</text:span><text:span text:style-name="T69">(n)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ВСТАВКА в середину</text:p>
          </table:table-cell>
          <table:table-cell table:style-name="ce38" office:value-type="string" calcext:value-type="string">
            <text:p><text:span text:style-name="T70">Массивы O(n)  - Списки O</text:span>(n)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СТАВКА в начало/конец</text:p>
          </table:table-cell>
          <table:table-cell table:style-name="ce38" office:value-type="string" calcext:value-type="string">
            <text:p><text:span text:style-name="T71">Массивы O</text:span><text:span text:style-name="T67">(n)  - </text:span><text:span text:style-name="T72">Списки O</text:span><text:span text:style-name="T73">(1), если сохранены ссылки на первый и последний элементы… И для последнего есть атрибут prev</text:span>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УДАЛЕНИЕ</text:p>
          </table:table-cell>
          <table:table-cell table:style-name="ce15" office:value-type="string" calcext:value-type="string">
            <text:p><text:span text:style-name="T74">Массивы O(n)  - </text:span><text:span text:style-name="T75">Списки O(1), если сохранены ссылки на первый и последний элементы…</text:span>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ДОСТУП К ЦЕНТРАЛЬНЫМ ЭЛЕМЕНТАМ</text:p>
          </table:table-cell>
          <table:table-cell table:style-name="ce15" office:value-type="string" calcext:value-type="string">
            <text:p><text:span text:style-name="T76">Массивы: Произвольный</text:span></text:p>
            <text:p><text:span text:style-name="T70"> - Списки: Последовательный</text:span>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3">
          <table:table-cell table:style-name="ce15" office:value-type="string" calcext:value-type="string">
            <text:p>В facebook для хранения имён пользователей используется МАССИВ СВЯЗНЫХ СПИСКОВ.</text:p>
          </table:table-cell>
          <table:table-cell table:style-name="ce15" office:value-type="string" calcext:value-type="string">
            <text:p>Массив из 26 элементов - На каждую букву алфавита, имеет ссылку на связный список.</text:p>
            <text:p/>
            <text:p>Добавление элемента происходит по O(1), так как мы тут же находим нужную букву и просто создаём новый элемент списка.</text:p>
            <text:p/>
            <text:p>Но и поиск быстрее чем в простом связном списке. Так как пробегать надо лишь по 1 букве, а не по всей базе имён.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7">
          <table:table-cell table:style-name="ce16" office:value-type="string" calcext:value-type="string">
            <text:p>LinkedLists</text:p>
          </table:table-cell>
          <table:table-cell table:style-name="ce16" office:value-type="string" calcext:value-type="string">
            <text:p>Разбросанные по памяти отдельные объекты, </text:p>
            <text:p>имеющие 2 атрибута: значение - val</text:p>
            <text:p>и next - ссылка на следующий такой же объект.</text:p>
          </table:table-cell>
          <table:table-cell table:number-columns-repeated="1022"/>
        </table:table-row>
        <table:table-row table:style-name="ro14">
          <table:table-cell table:style-name="ce20" office:value-type="string" calcext:value-type="string">
            <text:p><text:span text:style-name="T21"># Definition for singly-linked list.</text:span></text:p>
            <text:p><text:span text:style-name="T22">class</text:span><text:span text:style-name="T23"> </text:span><text:span text:style-name="T24">ListNode</text:span><text:span text:style-name="T23">(</text:span><text:span text:style-name="T25">object</text:span><text:span text:style-name="T23">):</text:span></text:p>
            <text:p><text:span text:style-name="T26">    </text:span><text:span text:style-name="T27">def</text:span><text:span text:style-name="T28"> </text:span><text:span text:style-name="T29">__init__</text:span><text:span text:style-name="T28">(</text:span><text:span text:style-name="T29">self</text:span><text:span text:style-name="T28">, </text:span><text:span text:style-name="T30">val</text:span><text:span text:style-name="T28">=0, </text:span><text:span text:style-name="T30">next</text:span><text:span text:style-name="T28">=None):</text:span></text:p>
            <text:p><text:span text:style-name="T31">        </text:span><text:span text:style-name="T32">self</text:span><text:span text:style-name="T33">.val = val</text:span></text:p>
            <text:p><text:span text:style-name="T31">        </text:span><text:span text:style-name="T32">self</text:span><text:span text:style-name="T33">.next = next</text:span></text:p>
          </table:table-cell>
          <table:table-cell table:style-name="ce23" office:value-type="string" calcext:value-type="string">
            <text:p><text:span text:style-name="T2">LinkedList не существует в памяти как единый объект,</text:span></text:p>
            <text:p><text:span text:style-name="T18">каждый раз мы имеем дело только с 1 звеном в цепи - с </text:span><text:span text:style-name="T35">ListNode</text:span><text:span text:style-name="T20">.  </text:span></text:p>
            <text:p/>
            <text:p><text:span text:style-name="T2">И можем переключаться от 1 к другому.</text:span></text:p>
            <text:p><text:span text:style-name="T2">Если он двунаправленный, </text:span></text:p>
            <text:p><text:span text:style-name="T18">то у него ещё есть атрибут </text:span><text:span text:style-name="T77">prev</text:span><text:span text:style-name="T20"> - ссылка на предыдущий элемент.</text:span></text:p>
          </table:table-cell>
          <table:table-cell table:number-columns-repeated="1022"/>
        </table:table-row>
        <table:table-row table:style-name="ro15">
          <table:table-cell table:style-name="ce19" office:value-type="string" calcext:value-type="string">
            <text:p><text:span text:style-name="T22">class</text:span><text:span text:style-name="T23"> </text:span><text:span text:style-name="T24">Solution</text:span><text:span text:style-name="T23">(</text:span><text:span text:style-name="T25">object</text:span><text:span text:style-name="T23">):</text:span></text:p>
            <text:p><text:span text:style-name="T34">    def </text:span><text:span text:style-name="T35">reverseList</text:span><text:span text:style-name="T33">(self, head):</text:span></text:p>
            <text:p><text:span text:style-name="T36">        """</text:span></text:p>
            <text:p><text:span text:style-name="T36">        :type head: ListNode</text:span></text:p>
            <text:p><text:span text:style-name="T36">        :rtype: ListNode</text:span></text:p>
            <text:p><text:span text:style-name="T36">        """</text:span></text:p>
            <text:p><text:span text:style-name="T31">        </text:span><text:span text:style-name="T37">if</text:span><text:span text:style-name="T33"> not head:</text:span></text:p>
            <text:p><text:span text:style-name="T31">            </text:span><text:span text:style-name="T37">return</text:span><text:span text:style-name="T33"> None</text:span></text:p>
            <text:p><text:span text:style-name="T38">        </text:span></text:p>
            <text:p><text:span text:style-name="T21">        # Создаём последний элемент рев-листа из нашего 1-го</text:span></text:p>
            <text:p><text:span text:style-name="T39">        result = ListNode(</text:span><text:span text:style-name="T40">val</text:span><text:span text:style-name="T41">=head.val, </text:span><text:span text:style-name="T40">next</text:span><text:span text:style-name="T41">=None)</text:span></text:p>
            <text:p/>
            <text:p><text:span text:style-name="T42">        </text:span><text:span text:style-name="T43"># Цикл по элементам LinkedList</text:span></text:p>
            <text:p><text:span text:style-name="T31">        </text:span><text:span text:style-name="T37">while</text:span><text:span text:style-name="T33"> head.next:</text:span></text:p>
            <text:p><text:span text:style-name="T38">            head = head.next</text:span></text:p>
            <text:p><text:span text:style-name="T21">            # Создаём элементы рев-листа</text:span></text:p>
            <text:p><text:span text:style-name="T39">            result = ListNode(</text:span><text:span text:style-name="T40">val</text:span><text:span text:style-name="T41">=head.val, </text:span><text:span text:style-name="T40">next</text:span><text:span text:style-name="T41">=result)</text:span></text:p>
            <text:p><text:span text:style-name="T38">            </text:span></text:p>
            <text:p><text:span text:style-name="T31">        </text:span><text:span text:style-name="T37">return</text:span><text:span text:style-name="T33"> result</text:span></text:p>
          </table:table-cell>
          <table:table-cell table:style-name="ce15" office:value-type="string" calcext:value-type="string">
            <text:p>Создание реверсивного (обратного) LinkedList</text:p>
          </table:table-cell>
          <table:table-cell table:number-columns-repeated="1022"/>
        </table:table-row>
        <table:table-row table:style-name="ro16">
          <table:table-cell table:style-name="ce21" office:value-type="string" calcext:value-type="string">
            <text:p><text:span text:style-name="T44">class</text:span><text:span text:style-name="T45"> </text:span><text:span text:style-name="T46">Solution</text:span><text:span text:style-name="T45">:</text:span></text:p>
            <text:p><text:span text:style-name="T47">    </text:span><text:span text:style-name="T48">def</text:span><text:span text:style-name="T49"> </text:span><text:span text:style-name="T50">hasCycle</text:span><text:span text:style-name="T49">(</text:span><text:span text:style-name="T51">self</text:span><text:span text:style-name="T49">, head: Optional[ListNode]) -&gt; bool:</text:span></text:p>
            <text:p><text:span text:style-name="T52">        </text:span><text:span text:style-name="T53">if not </text:span><text:span text:style-name="T45">head: </text:span><text:span text:style-name="T53">return False</text:span></text:p>
            <text:p><text:span text:style-name="T38">        slow, fast = head, head</text:span></text:p>
            <text:p><text:span text:style-name="T39">        </text:span><text:span text:style-name="T54">while</text:span><text:span text:style-name="T41"> fast.next </text:span><text:span text:style-name="T54">and</text:span><text:span text:style-name="T41"> fast.next.next:</text:span></text:p>
            <text:p><text:span text:style-name="T38">            slow = slow.next</text:span></text:p>
            <text:p><text:span text:style-name="T38">            fast = fast.next.next</text:span></text:p>
            <text:p><text:span text:style-name="T42">            if slow == fast: </text:span><text:span text:style-name="T55">return True</text:span></text:p>
            <text:p><text:span text:style-name="T56">        return False</text:span></text:p>
          </table:table-cell>
          <table:table-cell table:style-name="ce15" office:value-type="string" calcext:value-type="string">
            <text:p>Проверка, не зациклен ли LinkedList,</text:p>
            <text:p>т. е. не ссылается ли последний элемент на какой-нибудь другой.</text:p>
            <text:p/>
            <text:p>Фактически мы запускаем 2 итерацию по LinkedList.</text:p>
            <text:p>Медленную и быструю.</text:p>
            <text:p>Если цикла нет, то в конце fast.next или fast.next.next будет None и можно вернуть False.</text:p>
            <text:p/>
            <text:p>Но если он зациклен, конца не будет и понять, что мы носимся по кругу помогут две итерации, в какой-то момент элемнет медленной окажется одним и тем же с элементом быстрой итерации (не по значению, а по id, это будет один объект в памяти)</text:p>
          </table:table-cell>
          <table:table-cell table:number-columns-repeated="1022"/>
        </table:table-row>
        <table:table-row table:style-name="ro17">
          <table:table-cell table:style-name="ce15" office:value-type="string" calcext:value-type="string">
            <text:p>class Solution(object):</text:p>
            <text:p>    def addTwoNumbers(self, l1, l2):</text:p>
            <text:p>        """</text:p>
            <text:p>        :type l1: ListNode</text:p>
            <text:p>        :type l2: ListNode</text:p>
            <text:p>        :rtype: ListNode</text:p>
            <text:p>        """</text:p>
            <text:p>        </text:p>
            <text:p>        def node_sum(first, second, addon=0): </text:p>
            <text:p>            sum = first + second + addon</text:p>
            <text:p/>
            <text:p>            val = sum % 10</text:p>
            <text:p>            new_addon = sum // 10</text:p>
            <text:p>            res = ListNode(val, None)</text:p>
            <text:p>            return res, new_addon</text:p>
            <text:p/>
            <text:p>           </text:p>
            <text:p>        </text:p>
            <text:p/>
          </table:table-cell>
          <table:table-cell table:style-name="ce24" office:value-type="string" calcext:value-type="string">
            <text:p><text:a xlink:href="https://leetcode.com/problems/add-two-numbers/" xlink:type="simple">https://leetcode.com/problems/add-two-numbers/

Слабое решение.  90 ms и 13.7 Мб памяти. 

Но если превращать каждый linkedList в число, суммировать их сумму переводить в linkedList, не сильно лучше:
тратится 95 ms и 13.4 Мб памяти. 

Runtime: 95 ms, faster than 22.27% of Python online submissions for Add Two Numbers.
Memory Usage: 13.4 MB, less than 72.22% of Python online submissions for Add Two Numbers.</text:a></text:p>
          </table:table-cell>
          <table:table-cell table:number-columns-repeated="1022"/>
        </table:table-row>
        <table:table-row table:style-name="ro18">
          <table:table-cell table:style-name="ce15" office:value-type="string" calcext:value-type="string">
            <text:p><text:span text:style-name="T57">        res, addon = node_sum(l1.val, l2.val)</text:span></text:p>
            <text:p><text:span text:style-name="T57">        first_res = res</text:span></text:p>
            <text:p><text:span text:style-name="T57">        </text:span></text:p>
            <text:p><text:span text:style-name="T57">        while (l1 and l1.next) or (l2 and l2.next) or addon != 0:</text:span></text:p>
            <text:p><text:span text:style-name="T57">            l1 = l1.next if l1 else 0</text:span></text:p>
            <text:p><text:span text:style-name="T57">            l2 = l2.next if l2 else 0</text:span></text:p>
            <text:p><text:span text:style-name="T57">            first = l1.val if isinstance(l1, ListNode) else 0</text:span></text:p>
            <text:p><text:span text:style-name="T57">            second = l2.val if isinstance(l2, ListNode) else 0</text:span></text:p>
            <text:p><text:span text:style-name="T57">            </text:span></text:p>
            <text:p><text:span text:style-name="T57">            next_res, addon = node_sum(first, second, addon)</text:span></text:p>
            <text:p><text:span text:style-name="T57">            </text:span></text:p>
            <text:p><text:span text:style-name="T57">            res.next = next_res</text:span></text:p>
            <text:p><text:span text:style-name="T57">            res = next_res</text:span></text:p>
            <text:p/>
            <text:p><text:span text:style-name="T57">        return first_res</text:span></text:p>
          </table:table-cell>
          <table:table-cell table:style-name="ce24"/>
          <table:table-cell table:number-columns-repeated="1022"/>
        </table:table-row>
        <table:table-row table:style-name="ro19">
          <table:table-cell table:style-name="ce21" office:value-type="string" calcext:value-type="string">
            <text:p><text:span text:style-name="T44">class</text:span><text:span text:style-name="T45"> </text:span><text:span text:style-name="T46">Solution</text:span><text:span text:style-name="T45">:</text:span></text:p>
            <text:p><text:span text:style-name="T39">    </text:span><text:span text:style-name="T54">def</text:span><text:span text:style-name="T41"> </text:span><text:span text:style-name="T58">addTwoNumbers</text:span><text:span text:style-name="T41">(self, l1, l2 ,c = 0):</text:span></text:p>
            <text:p><text:span text:style-name="T36">        """</text:span></text:p>
            <text:p><text:span text:style-name="T36">        :type l1: ListNode</text:span></text:p>
            <text:p><text:span text:style-name="T36">        :type l2: ListNode</text:span></text:p>
            <text:p><text:span text:style-name="T36">        :rtype: ListNode</text:span></text:p>
            <text:p><text:span text:style-name="T36">        """</text:span></text:p>
            <text:p><text:span text:style-name="T38">        val = l1.val + l2.val + c</text:span></text:p>
            <text:p><text:span text:style-name="T38">        c = val // 10</text:span></text:p>
            <text:p><text:span text:style-name="T38">        ret = ListNode(val % 10 ) </text:span></text:p>
            <text:p><text:span text:style-name="T38">        </text:span></text:p>
            <text:p><text:span text:style-name="T31">        </text:span><text:span text:style-name="T37">if</text:span><text:span text:style-name="T33"> (l1.next != None or l2.next != None or c != 0):</text:span></text:p>
            <text:p><text:span text:style-name="T31">            </text:span><text:span text:style-name="T37">if</text:span><text:span text:style-name="T33"> l1.next == None:</text:span></text:p>
            <text:p><text:span text:style-name="T38">                l1.next = ListNode(0)</text:span></text:p>
            <text:p><text:span text:style-name="T31">            </text:span><text:span text:style-name="T59">if</text:span><text:span text:style-name="T33"> l2.next == None:</text:span></text:p>
            <text:p><text:span text:style-name="T38">                l2.next = ListNode(0)</text:span></text:p>
            <text:p><text:span text:style-name="T31">            ret.next = </text:span><text:span text:style-name="T32">self</text:span><text:span text:style-name="T33">.addTwoNumbers(l1.next,l2.next,c)</text:span></text:p>
            <text:p><text:span text:style-name="T31">        </text:span><text:span text:style-name="T37">return</text:span><text:span text:style-name="T33"> ret</text:span></text:p>
          </table:table-cell>
          <table:table-cell table:style-name="ce15" office:value-type="string" calcext:value-type="string">
            <text:p>Runtime: 60 ms, faster than 79.75% of Python online submissions for Add Two Numbers.</text:p>
            <text:p>Memory Usage: 13.8 MB, less than 6.23% of Python online submissions for Add Two Numbers.</text:p>
          </table:table-cell>
          <table:table-cell table:number-columns-repeated="1022"/>
        </table:table-row>
        <table:table-row table:style-name="ro1" table:number-rows-repeated="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Hash-ta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20">
          <table:table-cell table:style-name="ce35" office:value-type="string" calcext:value-type="string">
            <text:p><text:span text:style-name="T60">class</text:span> <text:span text:style-name="T61">Solution</text:span>(object):</text:p>
            <text:p>    <text:span text:style-name="T60">def</text:span> <text:span text:style-name="T61">twoSum</text:span>(self, nums, target):</text:p>
            <text:p>        <text:span text:style-name="T62">"""</text:span></text:p>
            <text:p><text:span text:style-name="T62">        :type nums: List[int]</text:span></text:p>
            <text:p><text:span text:style-name="T62">        :type target: int</text:span></text:p>
            <text:p><text:span text:style-name="T62">        :rtype: List[int]</text:span></text:p>
            <text:p><text:span text:style-name="T62">        """</text:span></text:p>
            <text:p>        set_nums = <text:span text:style-name="T63">set</text:span>(nums)</text:p>
            <text:p>        <text:span text:style-name="T60">for</text:span> index, elem <text:span text:style-name="T60">in</text:span> <text:span text:style-name="T63">enumerate</text:span>(nums):</text:p>
            <text:p>            mini_target = target - elem</text:p>
            <text:p>            <text:span text:style-name="T60">if</text:span> mini_target <text:span text:style-name="T60">in</text:span> set_nums:</text:p>
            <text:p>                second_index = nums.index(mini_target)</text:p>
            <text:p>                <text:span text:style-name="T60">if</text:span> index != second_index:</text:p>
            <text:p>                    <text:span text:style-name="T60">return</text:span> (index, second_index)</text:p>
          </table:table-cell>
          <table:table-cell table:style-name="ce41" office:value-type="string" calcext:value-type="string">
            <text:p>Runtime: 40 ms, <text:span text:style-name="T78">faster than 96.04% </text:span>of Python online submissions for Two Sum.</text:p>
            <text:p>Memory Usage: 14.5 MB, less than 24.53% of Python online submissions for Two Sum.</text:p>
            <text:p/>
            <text:p>Фишка в создании <text:span text:style-name="T63">set</text:span>(nums)</text:p>
            <text:p><text:span text:style-name="T79">Оно тратит O(n) времени, но делается 1 раз, </text:span></text:p>
            <text:p><text:span text:style-name="T79">а потом в цикле каждая проверка вхождения в set = </text:span>O(1) ,</text:p>
            <text:p>и фактически мы дважды тратим O(n),</text:p>
            <text:p>что оставляет общую сложность равной O(n)</text:p>
            <text:p/>
            <text:p><text:span text:style-name="T79">А если бы мы в цикле </text:span>проверяли вхождение в лист, то оно бы было O(n) в цикле для каждого элемента O(n) = O(n2)</text:p>
          </table:table-cell>
          <table:table-cell table:number-columns-repeated="1022"/>
        </table:table-row>
        <table:table-row table:style-name="ro21">
          <table:table-cell table:style-name="ce11" office:value-type="string" calcext:value-type="string">
            <text:p><text:span text:style-name="T60">class</text:span> <text:span text:style-name="T61">Solution</text:span>(object):</text:p>
            <text:p>    <text:span text:style-name="T60">def</text:span> <text:span text:style-name="T61">singleNumber</text:span>(<text:span text:style-name="T64">self</text:span>, nums):</text:p>
            <text:p>        <text:span text:style-name="T62">"""</text:span></text:p>
            <text:p><text:span text:style-name="T62">        :type nums: List[int]</text:span></text:p>
            <text:p><text:span text:style-name="T62">        :rtype: int</text:span></text:p>
            <text:p><text:span text:style-name="T62">        """</text:span></text:p>
            <text:p>        n = nums[0]</text:p>
            <text:p>        <text:span text:style-name="T60">for</text:span> i <text:span text:style-name="T60">in</text:span> <text:span text:style-name="T63">range</text:span>(1, <text:span text:style-name="T63">len</text:span>(nums)):</text:p>
            <text:p>            n = n^nums[i]</text:p>
            <text:p>            </text:p>
            <text:p>        <text:span text:style-name="T60">return</text:span> n</text:p>
          </table:table-cell>
          <table:table-cell table:style-name="ce11" office:value-type="string" calcext:value-type="string">
            <text:p><text:a xlink:href="https://leetcode.com/problems/single-number/submissions/" xlink:type="simple">https://leetcode.com/problems/single-number/submissions/</text:a></text:p>
            <text:p/>
            <text:p>Runtime: 115 ms, faster than 69.74% of Python online submissions for Single Number.</text:p>
            <text:p>Memory Usage: 15.4 MB, less than 92.60% of Python online submissions for Single Number</text:p>
            <text:p/>
            <text:p>Используется побитовое ИСКЛЮЧАЮЩЕЕ ИЛИ.</text:p>
            <text:p><text:span text:style-name="T1">Если число встречается дважды - оба вхождения исключаются.</text:span></text:p>
            <text:p/>
            <text:p><text:span text:style-name="T80">5 ^ 3 даёт 6    (101 | 011 = 110)</text:span></text:p>
            <text:p><text:span text:style-name="T80">число ^ такое же число = даёт 0</text:span></text:p>
            <text:p><text:span text:style-name="T81">2^7^2^3^3^5^1^5^1 даёт 7 - имеет сложность O(n) </text:span></text:p>
          </table:table-cell>
          <table:table-cell table:number-columns-repeated="1022"/>
        </table:table-row>
        <table:table-row table:style-name="ro1" table:number-rows-repeated="26">
          <table:table-cell table:style-name="ce11" table:number-columns-repeated="2"/>
          <table:table-cell table:number-columns-repeated="1022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ипичные ошибки в коде" table:style-name="ta1">
        <table:table-column table:style-name="co6" table:number-columns-repeated="2" table:default-cell-style-name="ce57"/>
        <table:table-column table:style-name="co3" table:number-columns-repeated="1022" table:default-cell-style-name="ce57"/>
        <table:table-row table:style-name="ro22">
          <table:table-cell table:style-name="ce53" office:value-type="string" calcext:value-type="string">
            <text:p>Ошибки в циклах</text:p>
          </table:table-cell>
          <table:table-cell table:style-name="ce53"/>
          <table:table-cell table:number-columns-repeated="1022"/>
        </table:table-row>
        <table:table-row table:style-name="ro23">
          <table:table-cell table:style-name="ce54" office:value-type="string" calcext:value-type="string">
            <text:p>user_is_admin = role.user_isadmin()</text:p>
            <text:p><text:span text:style-name="T60">for</text:span><text:span text:style-name="T82"> mark </text:span><text:span text:style-name="T60">in</text:span><text:span text:style-name="T82"> marks:</text:span></text:p>
            <text:p><text:span text:style-name="T83">    user_is_admin = role.user_isadmin()</text:span></text:p>
            <text:p><text:span text:style-name="T84">    </text:span><text:span text:style-name="T85">if</text:span><text:span text:style-name="T86"> user_is_admin: </text:span></text:p>
            <text:p><text:span text:style-name="T87">        save_row(mark)</text:span></text:p>
          </table:table-cell>
          <table:table-cell table:style-name="ce55" office:value-type="string" calcext:value-type="string">
            <text:p>Повторение в цикле действия, </text:p>
            <text:p>которое надо сделать 1 раз ВНЕ цикла </text:p>
          </table:table-cell>
          <table:table-cell table:number-columns-repeated="1022"/>
        </table:table-row>
        <table:table-row table:style-name="ro1" table:number-rows-repeated="4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Вера в докстринги импортируемых методов</text:p>
          </table:table-cell>
          <table:table-cell table:style-name="ce56"/>
          <table:table-cell table:number-columns-repeated="1022"/>
        </table:table-row>
        <table:table-row table:style-name="ro24">
          <table:table-cell table:style-name="ce55" office:value-type="string" calcext:value-type="string">
            <text:p><text:span text:style-name="T60">def</text:span> <text:span text:style-name="T61">get_mark_date</text:span>(period):</text:p>
            <text:p>    <text:span text:style-name="T62">"""Возвращает дату проставления оценки субпериода"""</text:span></text:p>
            <text:p>    <text:span text:style-name="T60">return</text:span> period.last_date</text:p>
          </table:table-cell>
          <table:table-cell table:style-name="ce55" office:value-type="string" calcext:value-type="string">
            <text:p><text:span text:style-name="T65">Докстринги могут ошибаться и врать! </text:span>   </text:p>
            <text:p>надо ПРОВЕРЯТЬ, что метод делает РЕАЛЬНО.</text:p>
            <text:p>например, тут вместо определения даты выставления оценки тупо возвращает конечную дату периода.</text:p>
          </table:table-cell>
          <table:table-cell table:number-columns-repeated="1022"/>
        </table:table-row>
        <table:table-row table:style-name="ro1" table:number-rows-repeated="31">
          <table:table-cell table:style-name="ce55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.00.0000</text:date>, <text:time style:data-style-name="N2" text:time-value="12:00:47.1344364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2-02T12:42:17.222890030</dc:date>
    <meta:editing-duration>PT20H35M59S</meta:editing-duration>
    <meta:editing-cycles>189</meta:editing-cycles>
    <meta:document-statistic meta:table-count="3" meta:cell-count="100" meta:object-count="0"/>
  </office:meta>
</office:document-meta>
</file>